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number-rows-repeated="12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5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a Sosto</meta:initial-creator>
    <dc:creator>Martina Sosto</dc:creator>
    <meta:creation-date>2020-04-24T17:52:42Z</meta:creation-date>
    <dc:date>2020-09-29T18:46:45Z</dc:date>
  </office:meta>
</office:document-meta>
</file>